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14" manifest:media-type=""/>
  <manifest:file-entry manifest:full-path="ObjectReplacements/Object 17" manifest:media-type=""/>
  <manifest:file-entry manifest:full-path="ObjectReplacements/Object 19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22" manifest:media-type="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"/>
  <manifest:file-entry manifest:full-path="ObjectReplacements/Object 11" manifest:media-type="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ucidaGrande" svg:font-family="LucidaGrand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Helvetica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LucidaGrande1" svg:font-family="LucidaGrande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_20__28_user_29_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P2" style:family="paragraph" style:parent-style-name="Standard_20__28_user_29_">
      <style:text-properties fo:font-size="14pt" style:font-size-asian="14pt" style:font-size-complex="14pt"/>
    </style:style>
    <style:style style:name="P3" style:family="paragraph" style:parent-style-name="Standard_20__28_user_29_">
      <style:paragraph-properties fo:line-height="130%"/>
      <style:text-properties fo:font-size="14pt" style:font-size-asian="14pt" style:font-size-complex="14pt"/>
    </style:style>
    <style:style style:name="P4" style:family="paragraph" style:parent-style-name="Standard_20__28_user_29_" style:list-style-name="WWNum30">
      <style:paragraph-properties fo:line-height="130%"/>
    </style:style>
    <style:style style:name="P5" style:family="paragraph" style:parent-style-name="Standard_20__28_user_29_">
      <style:paragraph-properties fo:margin-left="0.5in" fo:margin-right="0in" fo:line-height="130%" fo:text-indent="0in" style:auto-text-indent="false"/>
    </style:style>
    <style:style style:name="P6" style:family="paragraph" style:parent-style-name="Standard_20__28_user_29_">
      <style:paragraph-properties fo:margin-left="0.5in" fo:margin-right="0in" fo:line-height="130%" fo:text-align="end" style:justify-single-word="false" fo:text-indent="0in" style:auto-text-indent="false"/>
    </style:style>
    <style:style style:name="P7" style:family="paragraph" style:parent-style-name="Standard_20__28_user_29_">
      <style:paragraph-properties fo:margin-left="0.5in" fo:margin-right="0in" fo:line-height="130%" fo:text-indent="0in" style:auto-text-indent="false"/>
      <style:text-properties fo:font-size="14pt" style:font-size-asian="14pt" style:font-size-complex="14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size="24pt" style:font-size-asian="24pt" style:font-name-complex="Calibri1" style:font-size-complex="24pt"/>
    </style:style>
    <style:style style:name="P12" style:family="paragraph" style:parent-style-name="Standard">
      <style:paragraph-properties fo:margin-top="0in" fo:margin-bottom="0in" loext:contextual-spacing="false" fo:line-height="130%"/>
    </style:style>
    <style:style style:name="P13" style:family="paragraph" style:parent-style-name="Standard">
      <style:paragraph-properties fo:margin-top="0in" fo:margin-bottom="0in" loext:contextual-spacing="false" fo:line-height="130%" fo:text-align="end" style:justify-single-word="false"/>
    </style:style>
    <style:style style:name="P14" style:family="paragraph" style:parent-style-name="Standard">
      <style:paragraph-properties fo:margin-top="0in" fo:margin-bottom="0in" loext:contextual-spacing="false" fo:line-height="130%" fo:text-align="justify" style:justify-single-word="false"/>
    </style:style>
    <style:style style:name="P15" style:family="paragraph" style:parent-style-name="Standard">
      <style:paragraph-properties fo:margin-top="0in" fo:margin-bottom="0in" loext:contextual-spacing="false" fo:line-height="130%"/>
      <style:text-properties style:font-name="Times New Roman" fo:font-size="14pt" style:letter-kerning="true" style:font-name-asian="Arial Unicode MS" style:font-size-asian="14pt" style:font-name-complex="Tahoma1" style:font-size-complex="14pt"/>
    </style:style>
    <style:style style:name="P16" style:family="paragraph" style:parent-style-name="Standard">
      <style:paragraph-properties fo:margin-top="0in" fo:margin-bottom="0in" loext:contextual-spacing="false" fo:line-height="130%" fo:text-align="justify" style:justify-single-word="false"/>
      <style:text-properties style:font-name="Times New Roman" fo:font-size="14pt" style:letter-kerning="true" style:font-name-asian="Arial Unicode MS" style:font-size-asian="14pt" style:font-name-complex="Tahoma1" style:font-size-complex="14pt"/>
    </style:style>
    <style:style style:name="P17" style:family="paragraph" style:parent-style-name="Standard">
      <style:paragraph-properties fo:margin-top="0in" fo:margin-bottom="0in" loext:contextual-spacing="false" fo:line-height="130%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top="0in" fo:margin-bottom="0in" loext:contextual-spacing="false" fo:line-height="13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margin-top="0in" fo:margin-bottom="0in" loext:contextual-spacing="false" fo:line-height="13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left="0.5in" fo:margin-right="0in" fo:text-align="center" style:justify-single-word="false" fo:text-indent="0in" style:auto-text-indent="false"/>
    </style:style>
    <style:style style:name="P21" style:family="paragraph" style:parent-style-name="Standard">
      <style:paragraph-properties fo:margin-left="0.5in" fo:margin-right="0in" fo:text-align="end" style:justify-single-word="false" fo:text-indent="0in" style:auto-text-indent="false"/>
    </style:style>
    <style:style style:name="P22" style:family="paragraph" style:parent-style-name="Standard" style:master-page-name="Standard">
      <style:paragraph-properties fo:text-align="end" style:justify-single-word="false" style:page-number="auto"/>
    </style:style>
    <style:style style:name="P23" style:family="paragraph" style:parent-style-name="List_20_Paragraph">
      <style:paragraph-properties fo:margin-top="0in" fo:margin-bottom="0in" loext:contextual-spacing="true" fo:line-height="130%"/>
      <style:text-properties style:font-name="Times New Roman" fo:font-size="14pt" style:letter-kerning="true" style:font-name-asian="Arial Unicode MS" style:font-size-asian="14pt" style:font-name-complex="Tahoma1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Calibri" fo:font-size="24pt" style:font-size-asian="24pt" style:font-name-complex="Calibri1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color="#000000" style:font-name="LucidaGrande" fo:font-size="22pt" fo:font-weight="bold" style:font-name-asian="LucidaGrande1" style:font-size-asian="22pt" style:font-weight-asian="bold" style:font-name-complex="LucidaGrande1" style:font-size-complex="22pt" style:font-weight-complex="bold"/>
    </style:style>
    <style:style style:name="T7" style:family="text">
      <style:text-properties fo:color="#000000" style:font-name="LucidaGrande" fo:font-size="22pt" fo:font-weight="bold" style:font-name-asian="宋体" style:font-size-asian="22pt" style:font-weight-asian="bold" style:font-name-complex="LucidaGrande1" style:font-size-complex="22pt" style:font-weight-complex="bold"/>
    </style:style>
    <style:style style:name="T8" style:family="text">
      <style:text-properties fo:color="#000000" style:font-name="LucidaGrande" fo:font-size="22pt" fo:font-weight="bold" style:font-size-asian="22pt" style:font-weight-asian="bold" style:font-name-complex="LucidaGrande1" style:font-size-complex="22pt" style:font-weight-complex="bold"/>
    </style:style>
    <style:style style:name="T9" style:family="text">
      <style:text-properties fo:color="#000000" style:font-name="Times New Roman" fo:font-size="22pt" fo:font-weight="bold" style:font-name-asian="LucidaGrande1" style:font-size-asian="22pt" style:font-weight-asian="bold" style:font-name-complex="Times New Roman1" style:font-size-complex="22pt" style:font-weight-complex="bold"/>
    </style:style>
    <style:style style:name="T10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11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12" style:family="text">
      <style:text-properties style:font-name="Times New Roman" fo:font-size="14pt" style:letter-kerning="true" style:font-name-asian="Arial Unicode MS" style:font-size-asian="14pt" style:font-name-complex="Tahoma1" style:font-size-complex="14pt"/>
    </style:style>
    <style:style style:name="T1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style:font-size-asian="14pt" style:font-name-complex="Times New Roman1" style:font-size-complex="14pt"/>
    </style:style>
    <style:style style:name="T16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7" style:family="text">
      <style:text-properties style:font-name="Times New Roman" fo:font-size="18pt" style:font-size-asian="18pt" style:font-name-complex="Times New Roman1" style:font-size-complex="18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4pt" style:font-size-complex="14pt" style:font-style-complex="italic"/>
    </style:style>
    <style:style style:name="T20" style:family="text">
      <style:text-properties fo:font-size="14pt" fo:font-style="italic" style:font-size-asian="14pt" style:font-style-asian="italic" style:font-size-complex="14pt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style:text-position="sub 58%" fo:font-size="14pt" style:font-size-asian="14pt" style:font-size-complex="14pt"/>
    </style:style>
    <style:style style:name="T23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24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CS 229 Machine Learning, spring 2020</text:span></text:p>
      <text:p text:style-name="P9"><text:span text:style-name="T2">Homework 3: </text:span></text:p>
      <text:p text:style-name="P10"><text:span text:style-name="T3">Neural Networks</text:span></text:p>
      <text:p text:style-name="P11"/>
      <text:p text:style-name="P20"><text:span text:style-name="T1">Due Saturday March 14, 11:59pm </text:span></text:p>
      <text:p text:style-name="P21"><text:span text:style-name="T4">Submit by the </text:span><text:span text:style-name="T5">blackboard system</text:span></text:p>
      <text:p text:style-name="P1"/>
      <text:p text:style-name="Standard_20__28_user_29_"/>
      <text:p text:style-name="Standard_20__28_user_29_"><text:span text:style-name="T6">Question</text:span><text:span text:style-name="T7">1</text:span><text:span text:style-name="T6">:</text:span><text:span text:style-name="T10"> (2.5 points) <text:s/>Property of derivatives of Error function</text:span></text:p>
      <text:p text:style-name="P2"/>
      <text:list xml:id="list2629250056" text:style-name="WWNum30">
        <text:list-item>
          <text:p text:style-name="P4"><text:span text:style-name="T18"><text:s/>(1pts) <text:s/>Show the derivative of the error function</text:span></text:p>
        </text:list-item>
      </text:list>
      <text:p text:style-name="P13"><draw:frame draw:style-name="fr1" draw:name="Object1" text:anchor-type="as-char" svg:width="2.4272in" svg:height="0.4484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2"><text:s text:c="15"/>(5.21)</text:span></text:p>
      <text:p text:style-name="P5"><text:span text:style-name="T18"><text:s/>with respect to the activation a</text:span><text:span text:style-name="T22">k</text:span><text:span text:style-name="T18"> for an output unit having a logistic sigmoid activation function </text:span></text:p>
      <text:p text:style-name="P5"><draw:frame draw:style-name="fr1" draw:name="Object2" text:anchor-type="as-char" svg:width="1.1717in" svg:height="0.4217in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5"><text:span text:style-name="T18">satisfies </text:span></text:p>
      <text:p text:style-name="P6"><draw:frame draw:style-name="fr1" draw:name="Object3" text:anchor-type="as-char" svg:width="0.8256in" svg:height="0.4181in" draw:z-index="2"><draw:object xlink:href="./Object 6" xlink:type="simple" xlink:show="embed" xlink:actuate="onLoad"/><draw:image xlink:href="./ObjectReplacements/Object 6" xlink:type="simple" xlink:show="embed" xlink:actuate="onLoad"/></draw:frame><text:span text:style-name="T18"><text:s text:c="45"/>(5.18).</text:span></text:p>
      <text:p text:style-name="P7">the</text:p>
      <text:p text:style-name="P7"/>
      <text:p text:style-name="P3"/>
      <text:p text:style-name="P7"/>
      <text:p text:style-name="P7"/>
      <text:p text:style-name="P7"/>
      <text:p text:style-name="P7"/>
      <text:list xml:id="list102859751422068" text:continue-numbering="true" text:style-name="WWNum30">
        <text:list-item>
          <text:p text:style-name="P4"><text:soft-page-break/><text:span text:style-name="T18"><text:s/>(1.5 pts) <text:s/>Show the derivative of the error function </text:span></text:p>
        </text:list-item>
      </text:list>
      <text:p text:style-name="P6"><draw:frame draw:style-name="fr1" draw:name="Object4" text:anchor-type="as-char" svg:width="2.0681in" svg:height="0.4484in" draw:z-index="3"><draw:object xlink:href="./Object 8" xlink:type="simple" xlink:show="embed" xlink:actuate="onLoad"/><draw:image xlink:href="./ObjectReplacements/Object 8" xlink:type="simple" xlink:show="embed" xlink:actuate="onLoad"/></draw:frame><text:span text:style-name="T18"><text:s text:c="18"/>(5.24) </text:span></text:p>
      <text:p text:style-name="P5"><text:span text:style-name="T18">with respect to the activation a</text:span><text:span text:style-name="T22">k</text:span><text:span text:style-name="T18"> for output units having a softmax activation function </text:span></text:p>
      <text:p text:style-name="P5"><draw:frame draw:style-name="fr1" draw:name="Object5" text:anchor-type="as-char" svg:width="1.9098in" svg:height="0.5756in" draw:z-index="4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<text:span text:style-name="T18">satisfies </text:span></text:p>
      <text:p text:style-name="P6"><draw:frame draw:style-name="fr1" draw:name="Object6" text:anchor-type="as-char" svg:width="0.8256in" svg:height="0.4181in" draw:z-index="5"><draw:object xlink:href="./Object 12" xlink:type="simple" xlink:show="embed" xlink:actuate="onLoad"/><draw:image xlink:href="./ObjectReplacements/Object 12" xlink:type="simple" xlink:show="embed" xlink:actuate="onLoad"/></draw:frame><text:span text:style-name="T18"><text:s text:c="45"/>(5.18).</text:span></text:p>
      <text:p text:style-name="P2"/>
      <text:p text:style-name="Standard_20__28_user_29_"><text:span text:style-name="T18"><text:s text:c="9"/></text:span><text:span text:style-name="T21">Hint: </text:span><text:span text:style-name="T18">for each</text:span><text:span text:style-name="T21"> </text:span><draw:frame draw:style-name="fr1" draw:name="Object7" text:anchor-type="as-char" svg:width="0.1429in" svg:height="0.2091in" draw:z-index="6"><draw:object xlink:href="./Object 14" xlink:type="simple" xlink:show="embed" xlink:actuate="onLoad"/><draw:image xlink:href="./ObjectReplacements/Object 14" xlink:type="simple" xlink:show="embed" xlink:actuate="onLoad"/></draw:frame><text:span text:style-name="T20">, </text:span><text:span text:style-name="T19">its true label has </text:span><draw:frame draw:style-name="fr1" draw:name="Object8" text:anchor-type="as-char" svg:width="0.6098in" svg:height="0.2091in" draw:z-index="7"><draw:object xlink:href="./Object 16" xlink:type="simple" xlink:show="embed" xlink:actuate="onLoad"/><draw:image xlink:href="./ObjectReplacements/Object 16" xlink:type="simple" xlink:show="embed" xlink:actuate="onLoad"/></draw:frame><text:span text:style-name="T20"><text:s/>, </text:span><text:span text:style-name="T19">and</text:span><text:span text:style-name="T20"> </text:span><draw:frame draw:style-name="fr1" draw:name="Object9" text:anchor-type="as-char" svg:width="0.6063in" svg:height="0.4484in" draw:z-index="8"><draw:object xlink:href="./Object 18" xlink:type="simple" xlink:show="embed" xlink:actuate="onLoad"/><draw:image xlink:href="./ObjectReplacements/Object 18" xlink:type="simple" xlink:show="embed" xlink:actuate="onLoad"/></draw:frame><text:span text:style-name="T20">. </text:span><text:span text:style-name="T19">That is to say, for </text:span><text:span text:style-name="T18">the activation a</text:span><text:span text:style-name="T22">k</text:span><text:span text:style-name="T19"> activated by an </text:span><draw:frame draw:style-name="fr1" draw:name="Object10" text:anchor-type="as-char" svg:width="0.0917in" svg:height="0.1839in" draw:z-index="9"><draw:object xlink:href="./Object 20" xlink:type="simple" xlink:show="embed" xlink:actuate="onLoad"/><draw:image xlink:href="./ObjectReplacements/Object 20" xlink:type="simple" xlink:show="embed" xlink:actuate="onLoad"/></draw:frame><text:span text:style-name="T19">, the corresponding </text:span><draw:frame draw:style-name="fr1" draw:name="Object11" text:anchor-type="as-char" svg:width="0.1118in" svg:height="0.2091in" draw:z-index="10"><draw:object xlink:href="./Object 22" xlink:type="simple" xlink:show="embed" xlink:actuate="onLoad"/><draw:image xlink:href="./ObjectReplacements/Object 22" xlink:type="simple" xlink:show="embed" xlink:actuate="onLoad"/></draw:frame><text:span text:style-name="T4"><text:s/></text:span><text:span text:style-name="T18">could be either 1 or 0.</text:span></text:p>
      <text:p text:style-name="P1"/>
      <text:p text:style-name="P15"/>
      <text:p text:style-name="P23"/>
      <text:p text:style-name="P23"/>
      <text:p text:style-name="P23"/>
      <text:p text:style-name="P16"/>
      <text:p text:style-name="Standard"><text:span text:style-name="T6">Question</text:span><text:span text:style-name="T8">2</text:span><text:span text:style-name="T6">:</text:span><text:span text:style-name="T10"> (7.5 points) <text:s/>Implementation of NN (using Back-Propagation)</text:span></text:p>
      <text:p text:style-name="P12"><text:span text:style-name="T13">Code:</text:span></text:p>
      <text:p text:style-name="P14"><text:span text:style-name="T15">Write your code in any programming language, and submit your results together with well-commented program source code. </text:span><text:span text:style-name="T13">An executable</text:span><text:span text:style-name="T15"> file is </text:span><text:span text:style-name="T13">required</text:span><text:span text:style-name="T15">. You should </text:span><text:span text:style-name="T13">write your own code</text:span><text:span text:style-name="T15">, rather than just downloading existing code from the Internet.</text:span></text:p>
      <text:p text:style-name="P18"/>
      <text:p text:style-name="P12"><text:span text:style-name="T13">Data:</text:span></text:p>
      <text:p text:style-name="P14"><text:span text:style-name="T15">Generate a set of data </text:span><text:span text:style-name="T13">points (x,y),</text:span><text:span text:style-name="T15"> by choosing a </text:span><text:span text:style-name="T13">nonlinear function f(x)</text:span><text:span text:style-name="T15"> and evaluating </text:span><text:span text:style-name="T13">y=f(x)+noise</text:span><text:span text:style-name="T15"> for </text:span><text:span text:style-name="T13">random x</text:span><text:span text:style-name="T15"> values, where each </text:span><text:span text:style-name="T13">x</text:span><text:span text:style-name="T15"> is a </text:span><text:span text:style-name="T13">real vector of at </text:span><text:soft-page-break/><text:span text:style-name="T13">least 2 elements (2-dim vector, or high than 2-dim)</text:span><text:span text:style-name="T15"> and each </text:span><text:span text:style-name="T13">y is a real scalar or vector</text:span><text:span text:style-name="T15">. As an alternative, you can use</text:span><text:span text:style-name="T13"> </text:span><text:span text:style-name="T15">a data set you find online or are using in other research. You should clearly state</text:span><text:span text:style-name="T13"> </text:span><text:span text:style-name="T15">what your data set is, or how you generated it.</text:span></text:p>
      <text:p text:style-name="P14"><text:span text:style-name="T13">Note:</text:span></text:p>
      <text:p text:style-name="P14"><text:span text:style-name="T15">For example, </text:span><text:span text:style-name="T13">x</text:span><text:span text:style-name="T15">=[x</text:span><text:span text:style-name="T23">1</text:span><text:span text:style-name="T15">; x</text:span><text:span text:style-name="T23">2</text:span><text:span text:style-name="T15">] is a 2-dim vector, f(</text:span><text:span text:style-name="T13">x</text:span><text:span text:style-name="T15">) can be x</text:span><text:span text:style-name="T23">1</text:span><text:span text:style-name="T15">+(x</text:span><text:span text:style-name="T23">2</text:span><text:span text:style-name="T15">)</text:span><text:span text:style-name="T24">2</text:span><text:span text:style-name="T15">+ (2*x</text:span><text:span text:style-name="T23">1</text:span><text:span text:style-name="T15">-cos(x</text:span><text:span text:style-name="T23">2</text:span><text:span text:style-name="T15">)) </text:span><text:span text:style-name="T24">2</text:span><text:span text:style-name="T15">. </text:span></text:p>
      <text:p text:style-name="P14"><text:span text:style-name="T15">f(</text:span><text:span text:style-name="T13">x</text:span><text:span text:style-name="T15">) should not be a simple one, like f(</text:span><text:span text:style-name="T13">x</text:span><text:span text:style-name="T15">)= <text:s/>f(x</text:span><text:span text:style-name="T23">1</text:span><text:span text:style-name="T15">) +f(x</text:span><text:span text:style-name="T23">2</text:span><text:span text:style-name="T15">), e.g., f(</text:span><text:span text:style-name="T13">x</text:span><text:span text:style-name="T15">)= x</text:span><text:span text:style-name="T23">1</text:span><text:span text:style-name="T15"> + (x</text:span><text:span text:style-name="T23">2</text:span><text:span text:style-name="T15">)</text:span><text:span text:style-name="T24">2</text:span><text:span text:style-name="T15"> +b, <text:s/>because, in such cases, the two inputs can be considered as one input is x</text:span><text:span text:style-name="T23">1</text:span><text:span text:style-name="T15">, and the other input is (x</text:span><text:span text:style-name="T23">2</text:span><text:span text:style-name="T15">)</text:span><text:span text:style-name="T24">2</text:span><text:span text:style-name="T15">. Then f(</text:span><text:span text:style-name="T13">x</text:span><text:span text:style-name="T15">) = f(</text:span><text:span text:style-name="T13">x</text:span><text:span text:style-name="T15"> * [1, 0]) + f(</text:span><text:span text:style-name="T13">x</text:span><text:span text:style-name="T15"> * [0, 1]). The obtained weights </text:span><text:span text:style-name="T13">W</text:span><text:span text:style-name="T15"> will be a very simple set.</text:span></text:p>
      <text:p text:style-name="P19"/>
      <text:p text:style-name="P19"/>
      <text:p text:style-name="P14"><text:span text:style-name="T13">Task:</text:span></text:p>
      <text:p text:style-name="P14"><text:span text:style-name="T15">Implement a two-layer (or more) neural network with back-propagation.</text:span></text:p>
      <text:p text:style-name="P14"><text:span text:style-name="T15">The network should have </text:span><text:span text:style-name="T13">2 or more inputs</text:span><text:span text:style-name="T15">. The inputs connect to </text:span><text:span text:style-name="T13">M</text:span><text:span text:style-name="T15"> neurons in the </text:span><text:span text:style-name="T13">hidden layer</text:span><text:span text:style-name="T15">, each of which takes a weighted sum of its inputs plus a bias and then applies the </text:span><text:span text:style-name="T13">an activation function.</text:span></text:p>
      <text:p text:style-name="P14"><text:span text:style-name="T15">The network should have 1 or more outputs. Each output of the network is a weighted sum plus bias of the outputs of the hidden layer (need no activation function or use </text:span><text:span text:style-name="T13">identity function f(x)=x</text:span><text:span text:style-name="T15"> for the </text:span><text:span text:style-name="T13">output</text:span><text:span text:style-name="T15"> because this is a regression problem). </text:span></text:p>
      <text:p text:style-name="P14"><text:span text:style-name="T15">During learning, <text:s/>weights are updated by gradient descent (you can use either batch or stochastic gradient descent) to decrease error function value. </text:span></text:p>
      <text:p text:style-name="P14"><text:span text:style-name="T15">1) (4 pts) </text:span><text:span text:style-name="T13">Describe all the parameters</text:span><text:span text:style-name="T15"> you have, including the number of inputs, outputs, and hidden neurons, the number of weights. <text:s/>Find a learning rate that allows it to learn to a small error. </text:span><text:span text:style-name="T13">Plot a figure of how the error decreases during learning. </text:span></text:p>
      <text:p text:style-name="P18"/>
      <text:p text:style-name="P18"/>
      <text:p text:style-name="P18"/>
      <text:p text:style-name="P18"/>
      <text:p text:style-name="P14"><text:soft-page-break/><text:span text:style-name="T15">2) (1 pts) </text:span><text:span text:style-name="T13">Test</text:span><text:span text:style-name="T15"> the NN you learned by a </text:span><text:span text:style-name="T13">different</text:span><text:span text:style-name="T15"> set of data </text:span><text:span text:style-name="T13">points (x,y) </text:span><text:span text:style-name="T15">(different from training set, but y is still generated by f(x)+noise). <text:s text:c="3"/>Show the root mean squared error (RMSE) when applying the iteratively trained NN on the training set (in one color), and on the testing test (in the other color) --- calculate RMSE in each iteration after updating the NN parameters (weights) for both training data and testing data.</text:span></text:p>
      <text:p text:style-name="P17"/>
      <text:p text:style-name="P17"/>
      <text:p text:style-name="P17"/>
      <text:p text:style-name="P12"><text:span text:style-name="T15">3) (1 pts) How will the training error and testing error be different if you re-train the NN by different initializations of weights? You can compare the training error <text:s/>and testing error decreasing curve in 3 independent runs with different initialized weights. <text:s text:c="2"/></text:span></text:p>
      <text:p text:style-name="P17"/>
      <text:p text:style-name="P17"/>
      <text:p text:style-name="P17"/>
      <text:p text:style-name="P12"><text:span text:style-name="T15">4) (1 pts) how will the NN behave if you set</text:span><text:span text:style-name="T16"> M</text:span><text:span text:style-name="T15"> (the number of hidden units) differently? For example, you can show the training error curve and the testing error curve when NN has M/2 hidden units, or has 2*M or even more. </text:span></text:p>
      <text:p text:style-name="P12"><text:span text:style-name="T15"><text:s text:c="2"/></text:span></text:p>
      <text:p text:style-name="P17"/>
      <text:p text:style-name="P17"/>
      <text:p text:style-name="P14"><text:span text:style-name="T9">Bonus:</text:span><text:span text:style-name="T10"> (3 points) <text:s/></text:span><text:span text:style-name="T17"><text:s/></text:span></text:p>
      <text:p text:style-name="P14"><text:span text:style-name="T15">Implement </text:span><text:span text:style-name="T14">two </text:span><text:span text:style-name="T13">types of gradient descent optimization strategies </text:span><text:span text:style-name="T15">discussed in class (</text:span><text:span text:style-name="T13">e.g., choosing two from momentum, AdaGrad, RMSProp, AdaDelta or Adam)</text:span><text:span text:style-name="T15">.</text:span></text:p>
      <text:p text:style-name="P14"><text:span text:style-name="T15">Run them and see if they learn faster, or learn a better solution (in terms of testing error). Describe whether they improved speed, accuracy, or both, and why you think that occurred. (It’s OK if you discover </text:span><text:bookmark text:name="_GoBack"/><text:span text:style-name="T15">your “improvement” had no effect or even made it worse. The important thing is to test it and explain the result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ucidaGrande" svg:font-family="LucidaGrand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Helvetica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LucidaGrande1" svg:font-family="LucidaGrande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 fo:hyphenate="false" fo:hyphenation-remain-char-count="2" fo:hyphenation-push-char-count="2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" style:family="text" style:parent-style-name="Default_20_Paragraph_20_Font"/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asian="Helvetica" style:font-family-asian="Helvetica" style:font-family-generic-asian="system" style:font-pitch-asian="variable"/>
    </style:style>
    <style:style style:name="ListLabel_20_3" style:display-name="ListLabel 3" style:family="text">
      <style:text-properties style:font-name-asian="Helvetica" style:font-family-asian="Helvetica" style:font-family-generic-asian="system" style:font-pitch-asian="variable"/>
    </style:style>
    <style:style style:name="ListLabel_20_4" style:display-name="ListLabel 4" style:family="text">
      <style:text-properties style:font-name-asian="Helvetica" style:font-family-asian="Helvetica" style:font-family-generic-asian="system" style:font-pitch-asian="variable"/>
    </style:style>
    <style:style style:name="ListLabel_20_5" style:display-name="ListLabel 5" style:family="text">
      <style:text-properties style:font-name-asian="Helvetica" style:font-family-asian="Helvetica" style:font-family-generic-asian="system" style:font-pitch-asian="variable"/>
    </style:style>
    <style:style style:name="ListLabel_20_6" style:display-name="ListLabel 6" style:family="text">
      <style:text-properties style:font-name-asian="Helvetica" style:font-family-asian="Helvetica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5in" fo:margin-left="0.91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6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66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66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6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06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6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6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62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6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6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62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6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98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8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8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8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8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8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8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8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98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8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8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8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8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8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8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8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8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6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6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6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6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6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76</meta:editing-cycles>
    <meta:print-date>2012-03-15T15:50:00</meta:print-date>
    <meta:creation-date>2012-03-12T08:09:00</meta:creation-date>
    <dc:date>2020-03-12T10:28:59.218528615</dc:date>
    <meta:editing-duration>PT21H35M24S</meta:editing-duration>
    <meta:generator>LibreOffice/6.0.7.3$Linux_X86_64 LibreOffice_project/00m0$Build-3</meta:generator>
    <meta:document-statistic meta:table-count="0" meta:image-count="0" meta:object-count="11" meta:page-count="4" meta:paragraph-count="42" meta:word-count="720" meta:character-count="4273" meta:non-whitespace-character-count="34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sub>
        <mi>y</mi>
        <mi>k</mi>
      </msub>
      <mrow>
        <mrow>
          <mo fence="true" stretchy="true">(</mo>
          <mrow>
            <mrow>
              <mi>x</mi>
              <mi>,</mi>
              <mi>w</mi>
            </mrow>
          </mrow>
          <mo fence="true" stretchy="true">)</mo>
        </mrow>
        <mo stretchy="false">=</mo>
        <mfrac>
          <mrow>
            <mi>exp</mi>
            <mi>⁡</mi>
            <mrow>
              <mo fence="true" stretchy="false">(</mo>
              <mrow>
                <mrow>
                  <msub>
                    <mi>a</mi>
                    <mi>k</mi>
                  </msub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under>
              <mo stretchy="false">∑</mo>
              <mi>j</mi>
            </munder>
            <mrow>
              <mi>exp</mi>
              <mi>⁡</mi>
              <mrow>
                <mo fence="true" stretchy="false">(</mo>
                <mrow>
                  <mrow>
                    <msub>
                      <mi>a</mi>
                      <mi>j</mi>
                    </msub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frac>
      </mrow>
    </mrow>
    <annotation encoding="StarMath 5.0">{y} rsub {k} left (x , w  right ) = {exp⁡ ( {a} rsub {k} ( x , w ))} over {sum from {j} {exp⁡ ( {a} rsub {j} ( x , w ))}}</annotation>
  </semantics>
</math>
</file>

<file path=Object 12/content.xml><?xml version="1.0" encoding="utf-8"?>
<math xmlns="http://www.w3.org/1998/Math/MathML" display="block">
  <semantics>
    <mrow>
      <mfrac>
        <mrow>
          <mi>∂</mi>
          <mi>E</mi>
        </mrow>
        <mrow>
          <mi>∂</mi>
          <msub>
            <mi>a</mi>
            <mi>k</mi>
          </msub>
        </mrow>
      </mfrac>
      <mo stretchy="false">=</mo>
      <mrow>
        <msub>
          <mi>y</mi>
          <mi>k</mi>
        </msub>
        <mo stretchy="false">−</mo>
        <msub>
          <mi>t</mi>
          <mi>k</mi>
        </msub>
      </mrow>
    </mrow>
    <annotation encoding="StarMath 5.0">{∂E} over {∂ {a} rsub {k}} = {y} rsub {k} - {t} rsub {k}</annotation>
  </semantics>
</math>
</file>

<file path=Object 14/content.xml><?xml version="1.0" encoding="utf-8"?>
<math xmlns="http://www.w3.org/1998/Math/MathML" display="block">
  <semantics>
    <msub>
      <mi>x</mi>
      <mi>n</mi>
    </msub>
    <annotation encoding="StarMath 5.0">{x} rsub {n}</annotation>
  </semantics>
</math>
</file>

<file path=Object 16/content.xml><?xml version="1.0" encoding="utf-8"?>
<math xmlns="http://www.w3.org/1998/Math/MathML" display="block">
  <semantics>
    <mrow>
      <msub>
        <mi>t</mi>
        <mi mathvariant="italic">nk</mi>
      </msub>
      <mo stretchy="false">=</mo>
      <mrow>
        <mn>0</mn>
        <mo stretchy="false">∨</mo>
        <mn>1</mn>
      </mrow>
    </mrow>
    <annotation encoding="StarMath 5.0">{t} rsub {nk} =0  or  1</annotation>
  </semantics>
</math>
</file>

<file path=Object 18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K</mi>
        </munderover>
        <msub>
          <mi>t</mi>
          <mi mathvariant="italic">nk</mi>
        </msub>
      </mrow>
      <mo stretchy="false">=</mo>
      <mn>1</mn>
    </mrow>
    <annotation encoding="StarMath 5.0">sum from {k=1} to {K} {{t} rsub {nk}} =1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stretchy="true">(</mo>
          <mrow>
            <mi>w</mi>
          </mrow>
          <mo fence="true" stretchy="true">)</mo>
        </mrow>
        <mo stretchy="false">=</mo>
        <mrow>
          <mo stretchy="false">−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row>
              <mrow>
                <mo stretchy="false">{</mo>
                <msub>
                  <mi>t</mi>
                  <mi>n</mi>
                </msub>
                <mi>ln</mi>
                <mrow>
                  <mrow>
                    <mrow>
                      <msub>
                        <mi>y</mi>
                        <mi>n</mi>
                      </msub>
                      <mo stretchy="false">+</mo>
                      <mrow/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sub>
                            <mi>t</mi>
                            <mi>n</mi>
                          </msub>
                        </mrow>
                      </mrow>
                      <mo fence="true" stretchy="false">)</mo>
                    </mrow>
                    <mi>ln</mi>
                    <mrow/>
                  </mrow>
                  <mrow/>
                </mrow>
              </mrow>
              <mrow/>
            </mrow>
          </mrow>
        </mrow>
      </mrow>
    </mrow>
    <annotation encoding="StarMath 5.0">E left (w right ) =- sum from {n=1} to {N} {\{ {t} rsub {n} ln {{y} rsub {n} +} (1- {t} rsub {n} ) ln(1- {{y} rsub {n} )} \}}</annotation>
  </semantics>
</math>
</file>

<file path=Object 20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sub>
      <mi>t</mi>
      <mi>k</mi>
    </msub>
    <annotation encoding="StarMath 5.0">{t} rsub {k}</annotation>
  </semantics>
</math>
</file>

<file path=Object 4/content.xml><?xml version="1.0" encoding="utf-8"?>
<math xmlns="http://www.w3.org/1998/Math/MathML" display="block">
  <semantics>
    <mrow>
      <msub>
        <mi>y</mi>
        <mi>k</mi>
      </msub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sub>
                <mrow>
                  <mo stretchy="false">−</mo>
                  <mi>a</mi>
                </mrow>
                <mi>k</mi>
              </msub>
            </mrow>
            <mo fence="true" stretchy="false">)</mo>
          </mrow>
        </mrow>
      </mfrac>
    </mrow>
    <annotation encoding="StarMath 5.0">{y} rsub {k} = {1} over {1+exp ( {-a} rsub {k} )}</annotation>
  </semantics>
</math>
</file>

<file path=Object 6/content.xml><?xml version="1.0" encoding="utf-8"?>
<math xmlns="http://www.w3.org/1998/Math/MathML" display="block">
  <semantics>
    <mrow>
      <mfrac>
        <mrow>
          <mi>∂</mi>
          <mi>E</mi>
        </mrow>
        <mrow>
          <mi>∂</mi>
          <msub>
            <mi>a</mi>
            <mi>k</mi>
          </msub>
        </mrow>
      </mfrac>
      <mo stretchy="false">=</mo>
      <mrow>
        <msub>
          <mi>y</mi>
          <mi>k</mi>
        </msub>
        <mo stretchy="false">−</mo>
        <msub>
          <mi>t</mi>
          <mi>k</mi>
        </msub>
      </mrow>
    </mrow>
    <annotation encoding="StarMath 5.0">{∂E} over {∂ {a} rsub {k}} = {y} rsub {k} - {t} rsub {k}</annotation>
  </semantics>
</math>
</file>

<file path=Object 8/content.xml><?xml version="1.0" encoding="utf-8"?>
<math xmlns="http://www.w3.org/1998/Math/MathML" display="block">
  <semantics>
    <mrow>
      <mi>E</mi>
      <mrow>
        <mrow>
          <mo fence="true" stretchy="true">(</mo>
          <mrow>
            <mi>w</mi>
          </mrow>
          <mo fence="true" stretchy="true">)</mo>
        </mrow>
        <mo stretchy="false">=</mo>
        <mrow>
          <mo stretchy="false">−</mo>
          <mrow>
            <munderover>
              <mo stretchy="false">∑</mo>
              <mrow>
                <mi>n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i>K</mi>
              </munderover>
              <mrow>
                <msub>
                  <mi>t</mi>
                  <mi mathvariant="italic">nk</mi>
                </msub>
                <mi>ln</mi>
                <mrow>
                  <msub>
                    <mi>y</mi>
                    <mi mathvariant="italic">nk</mi>
                  </msub>
                  <mrow>
                    <mo fence="true" stretchy="false">(</mo>
                    <mrow>
                      <mrow>
                        <msub>
                          <mi>x</mi>
                          <mi>n</mi>
                        </msub>
                        <mi>,</mi>
                        <mi>w</mi>
                      </mrow>
                    </mrow>
                    <mo fence="true" stretchy="false">)</mo>
                  </mrow>
                </mrow>
              </mrow>
            </mrow>
          </mrow>
        </mrow>
      </mrow>
    </mrow>
    <annotation encoding="StarMath 5.0">E left (w right ) =- sum from {n=1} to {N} {sum from {k=1} to {K} {{t} rsub {nk} ln {{y} rsub {nk} ( {x} rsub {n} , w )}}}</annotation>
  </semantics>
</math>
</file>